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10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11"/>
  <manifest:file-entry manifest:media-type="" manifest:full-path="ObjectReplacements/Object 3"/>
  <manifest:file-entry manifest:media-type="application/x-openoffice-gdimetafile;windows_formatname=&quot;GDIMetaFile&quot;" manifest:full-path="ObjectReplacements/Object 12"/>
  <manifest:file-entry manifest:media-type="" manifest:full-path="ObjectReplacements/Object 4"/>
  <manifest:file-entry manifest:media-type="" manifest:full-path="ObjectReplacements/Object 13"/>
  <manifest:file-entry manifest:media-type="" manifest:full-path="ObjectReplacements/Object 5"/>
  <manifest:file-entry manifest:media-type="" manifest:full-path="ObjectReplacements/Object 14"/>
  <manifest:file-entry manifest:media-type="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weight="bold" style:font-weight-asian="bold" style:font-weight-complex="bold"/>
    </style:style>
    <style:style style:name="P2" style:family="paragraph" style:parent-style-name="mark" style:list-style-name="L20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" style:family="text">
      <style:text-properties fo:font-variant="normal" fo:text-transform="none" fo:color="#000000" style:font-name="Times New Roman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18 </text:span><text:span text:style-name="T2"><text:tab/></text:span><text:span text:style-name="T3">Означення.</text:span><text:span text:style-name="T2"> </text:span><text:span text:style-name="T2"><draw:frame draw:style-name="fr1" draw:name="Object1" text:anchor-type="as-char" svg:y="-0.198in" svg:width="0.8138in" svg:height="0.245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має локальний екстремуми у точці </text:span><text:span text:style-name="T2"><draw:frame draw:style-name="fr1" draw:name="Object2" text:anchor-type="as-char" svg:y="-0.198in" svg:width="0.2209in" svg:height="0.327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, якщо </text:span><text:span text:style-name="T2"><draw:frame draw:style-name="fr1" draw:name="Object3" text:anchor-type="as-char" svg:y="-0.1634in" svg:width="0.1453in" svg:height="0.175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 окіл </text:span><text:span text:style-name="T2"><draw:frame draw:style-name="fr1" draw:name="Object4" text:anchor-type="as-char" svg:y="-0.202in" svg:width="0.9083in" svg:height="0.331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такий, що:</text:span></text:p>
      <text:p text:style-name="mark"><text:span text:style-name="T2"><draw:frame draw:style-name="fr1" draw:name="Object8" text:anchor-type="as-char" svg:y="-0.202in" svg:width="1.222in" svg:height="0.331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 / </text:span><text:span text:style-name="T2"><draw:frame draw:style-name="fr1" draw:name="Object7" text:anchor-type="as-char" svg:y="-0.202in" svg:width="0.4752in" svg:height="0.266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 &gt;=</text:span><text:span text:style-name="T2"><draw:frame draw:style-name="fr1" draw:name="Object6" text:anchor-type="as-char" svg:y="-0.202in" svg:width="0.5689in" svg:height="0.331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 / при </text:span><text:span text:style-name="T2"><draw:frame draw:style-name="fr1" draw:name="Object5" text:anchor-type="as-char" svg:y="-0.202in" svg:width="0.8972in" svg:height="0.3319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><text:span text:style-name="T4">Для багатьох змінних:</text:span></text:p>
      <text:p text:style-name="mark"><text:span text:style-name="T2"><draw:frame draw:style-name="fr1" draw:name="Object9" text:anchor-type="as-char" svg:y="-0.2626in" svg:width="1.7772in" svg:height="0.3917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">необхідно, щоб </text:span><text:span text:style-name="T2"><draw:frame draw:style-name="fr1" draw:name="Object10" text:anchor-type="as-char" svg:y="-0.3252in" svg:width="2.5528in" svg:height="0.589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"><text:span text:style-name="T4">Алгоритм:</text:span></text:p>
      <text:list xml:id="list1580511307" text:style-name="L20">
        <text:list-item>
          <text:p text:style-name="P2"><text:span text:style-name="T4">Розвяжемо: </text:span><text:span text:style-name="T4"><draw:frame draw:style-name="fr1" draw:name="Object11" text:anchor-type="as-char" svg:y="-0.3252in" svg:width="2.5528in" svg:height="0.58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">=&gt; отримуємо критичні точки</text:span></text:p>
        </text:list-item>
        <text:list-item>
          <text:p text:style-name="P2"><text:span text:style-name="T4">Для кожної критичної точки перевіряємо умови теореми:</text:span></text:p>
          <text:list>
            <text:list-item>
              <text:p text:style-name="P2"><text:span text:style-name="T4">Якщо Гессіан </text:span><text:span text:style-name="T4"><draw:frame draw:style-name="fr1" draw:name="Object12" text:anchor-type="as-char" svg:y="-1.0327in" svg:width="2.4008in" svg:height="1.952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4"> - додатній =&gt; </text:span><text:span text:style-name="T4"><draw:frame draw:style-name="fr1" draw:name="Object13" text:anchor-type="as-char" svg:y="-0.198in" svg:width="0.2209in" svg:height="0.3272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4">- локальний мінімум.</text:span></text:p>
            </text:list-item>
            <text:list-item>
              <text:p text:style-name="P2"><text:span text:style-name="T4">Якщо гессіан відємний =&gt; локальний максимум</text:span></text:p>
            </text:list-item>
            <text:list-item>
              <text:p text:style-name="P2"><text:span text:style-name="T4">Якщо знак гессіану не визначений =&gt; </text:span><text:span text:style-name="T4"><draw:frame draw:style-name="fr1" draw:name="Object14" text:anchor-type="as-char" svg:y="-0.198in" svg:width="0.2209in" svg:height="0.3272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4">- не локальний екстремум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1T00:43:35</dc:date>
    <dc:creator>axel </dc:creator>
    <meta:editing-duration>PT8H17M12S</meta:editing-duration>
    <meta:editing-cycles>26</meta:editing-cycles>
    <meta:document-statistic meta:table-count="0" meta:image-count="0" meta:object-count="14" meta:page-count="1" meta:paragraph-count="10" meta:word-count="63" meta:character-count="151" meta:non-whitespace-character-count="328"/>
  </office:meta>
</office:document-meta>
</file>

<file path=Object 1/content.xml><?xml version="1.0" encoding="utf-8"?>
<math xmlns="http://www.w3.org/1998/Math/MathML">
  <semantics>
    <mrow>
      <mi>f</mi>
      <mi mathvariant="normal">:</mi>
      <mi>E</mi>
      <mo stretchy="false">→</mo>
      <mo stretchy="false">ℝ</mo>
    </mrow>
    <annotation encoding="StarMath 5.0">f: E rightarrow setR</annotation>
  </semantics>
</math>
</file>

<file path=Object 10/content.xml><?xml version="1.0" encoding="utf-8"?>
<math xmlns="http://www.w3.org/1998/Math/MathML">
  <semantics>
    <mrow>
      <mfrac>
        <mrow>
          <mo stretchy="false">δ</mo>
          <mi>f</mi>
        </mrow>
        <mrow>
          <mo stretchy="false">δ</mo>
          <msup>
            <mi>x</mi>
            <mn>1</mn>
          </msup>
        </mrow>
      </mfrac>
      <mrow>
        <mrow>
          <mo stretchy="false">(</mo>
          <mrow>
            <msub>
              <mi>x</mi>
              <mn>0</mn>
            </msub>
          </mrow>
          <mo stretchy="false">)</mo>
        </mrow>
        <mo stretchy="false">=</mo>
        <mn>0,</mn>
      </mrow>
      <mn>...</mn>
      <mi>,</mi>
      <mfrac>
        <mrow>
          <mo stretchy="false">δ</mo>
          <mi>f</mi>
        </mrow>
        <mrow>
          <mo stretchy="false">δ</mo>
          <msup>
            <mi>x</mi>
            <mi>n</mi>
          </msup>
        </mrow>
      </mfrac>
      <mrow>
        <mrow>
          <mo stretchy="false">(</mo>
          <mrow>
            <msub>
              <mi>x</mi>
              <mn>0</mn>
            </msub>
          </mrow>
          <mo stretchy="false">)</mo>
        </mrow>
        <mo stretchy="false">=</mo>
        <mn>0</mn>
      </mrow>
    </mrow>
    <annotation encoding="StarMath 5.0">{%delta f} over {%delta x^1} (x_0) = 0, ..., {%delta f} over {%delta x^n} (x_0) = 0</annotation>
  </semantics>
</math>
</file>

<file path=Object 11/content.xml><?xml version="1.0" encoding="utf-8"?>
<math xmlns="http://www.w3.org/1998/Math/MathML">
  <semantics>
    <mrow>
      <mfrac>
        <mrow>
          <mo stretchy="false">δ</mo>
          <mi>f</mi>
        </mrow>
        <mrow>
          <mo stretchy="false">δ</mo>
          <msup>
            <mi>x</mi>
            <mn>1</mn>
          </msup>
        </mrow>
      </mfrac>
      <mrow>
        <mrow>
          <mo stretchy="false">(</mo>
          <mrow>
            <msub>
              <mi>x</mi>
              <mn>0</mn>
            </msub>
          </mrow>
          <mo stretchy="false">)</mo>
        </mrow>
        <mo stretchy="false">=</mo>
        <mn>0,</mn>
      </mrow>
      <mn>...</mn>
      <mi>,</mi>
      <mfrac>
        <mrow>
          <mo stretchy="false">δ</mo>
          <mi>f</mi>
        </mrow>
        <mrow>
          <mo stretchy="false">δ</mo>
          <msup>
            <mi>x</mi>
            <mi>n</mi>
          </msup>
        </mrow>
      </mfrac>
      <mrow>
        <mrow>
          <mo stretchy="false">(</mo>
          <mrow>
            <msub>
              <mi>x</mi>
              <mn>0</mn>
            </msub>
          </mrow>
          <mo stretchy="false">)</mo>
        </mrow>
        <mo stretchy="false">=</mo>
        <mn>0</mn>
      </mrow>
    </mrow>
    <annotation encoding="StarMath 5.0">{%delta f} over {%delta x^1} (x_0) = 0, ..., {%delta f} over {%delta x^n} (x_0) = 0</annotation>
  </semantics>
</math>
</file>

<file path=Object 12/content.xml><?xml version="1.0" encoding="utf-8"?>
<math xmlns="http://www.w3.org/1998/Math/MathML">
  <semantics>
    <mrow>
      <mfenced open="(" close=")">
        <mrow>
          <mtable>
            <mtr>
              <mtd>
                <mrow>
                  <mfrac>
                    <mrow>
                      <msup>
                        <mo stretchy="false">δ</mo>
                        <mn>2</mn>
                      </msup>
                      <mi>f</mi>
                    </mrow>
                    <mrow>
                      <mo stretchy="false">δ</mo>
                      <msubsup>
                        <mi>x</mi>
                        <mrow>
                          <mn>1</mn>
                        </mrow>
                        <mrow>
                          <mn>2</mn>
                        </mrow>
                      </msubsup>
                    </mrow>
                  </mfrac>
                </mrow>
              </mtd>
              <mtd>
                <mrow>
                  <mo stretchy="false">⋯</mo>
                </mrow>
              </mtd>
              <mtd>
                <mrow>
                  <mfrac>
                    <mrow>
                      <msup>
                        <mo stretchy="false">δ</mo>
                        <mn>2</mn>
                      </msup>
                      <mi>f</mi>
                    </mrow>
                    <mrow>
                      <mo stretchy="false">δ</mo>
                      <msub>
                        <mi>x</mi>
                        <mrow>
                          <mn>1</mn>
                        </mrow>
                      </msub>
                      <mo stretchy="false">δ</mo>
                      <msub>
                        <mi>x</mi>
                        <mrow>
                          <mi>m</mi>
                        </mrow>
                      </msub>
                    </mrow>
                  </mfrac>
                </mrow>
              </mtd>
            </mtr>
            <mtr>
              <mtd>
                <mrow>
                  <mo stretchy="false">⋮</mo>
                </mrow>
              </mtd>
              <mtd>
                <mrow>
                  <mrow/>
                </mrow>
              </mtd>
              <mtd>
                <mrow>
                  <mo stretchy="false">⋮</mo>
                </mrow>
              </mtd>
            </mtr>
            <mtr>
              <mtd>
                <mrow>
                  <mfrac>
                    <mrow>
                      <msup>
                        <mo stretchy="false">δ</mo>
                        <mn>2</mn>
                      </msup>
                      <mi>f</mi>
                    </mrow>
                    <mrow>
                      <mo stretchy="false">δ</mo>
                      <msub>
                        <mi>x</mi>
                        <mrow>
                          <mn>1</mn>
                        </mrow>
                      </msub>
                      <mo stretchy="false">δ</mo>
                      <msub>
                        <mi>x</mi>
                        <mrow>
                          <mi>m</mi>
                        </mrow>
                      </msub>
                    </mrow>
                  </mfrac>
                </mrow>
              </mtd>
              <mtd>
                <mrow>
                  <mo stretchy="false">⋯</mo>
                </mrow>
              </mtd>
              <mtd>
                <mrow>
                  <mfrac>
                    <mrow>
                      <msup>
                        <mo stretchy="false">δ</mo>
                        <mn>2</mn>
                      </msup>
                      <mi>f</mi>
                    </mrow>
                    <mrow>
                      <mo stretchy="false">δ</mo>
                      <msubsup>
                        <mi>x</mi>
                        <mrow>
                          <mi>m</mi>
                        </mrow>
                        <mrow>
                          <mn>2</mn>
                        </mrow>
                      </msubsup>
                    </mrow>
                  </mfrac>
                </mrow>
              </mtd>
            </mtr>
          </mtable>
        </mrow>
      </mfenced>
    </mrow>
    <annotation encoding="StarMath 5.0">left ( matrix{{%delta ^2 f} over {%delta x_{1}^{2}} # dotsaxis # {%delta ^2 f} over {%delta x_{1} %delta x_{m}} ## dotsvert # {} # dotsvert ## {%delta ^2 f} over {%delta x_{1} %delta x_{m}} # dotsaxis # {%delta ^2 f} over {%delta x_{m}^{2}}} right )</annotation>
  </semantics>
</math>
</file>

<file path=Object 1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14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2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/content.xml><?xml version="1.0" encoding="utf-8"?>
<math xmlns="http://www.w3.org/1998/Math/MathML">
  <semantics>
    <mrow>
      <mo stretchy="false">∃</mo>
    </mrow>
    <annotation encoding="StarMath 5.0">exists</annotation>
  </semantics>
</math>
</file>

<file path=Object 4/content.xml><?xml version="1.0" encoding="utf-8"?>
<math xmlns="http://www.w3.org/1998/Math/MathML">
  <semantics>
    <mrow>
      <mi>U</mi>
      <mrow>
        <mrow>
          <mo stretchy="false">(</mo>
          <mrow>
            <msub>
              <mi>x</mi>
              <mn>0</mn>
            </msub>
          </mrow>
          <mo stretchy="false">)</mo>
        </mrow>
        <mo stretchy="false">&lt;</mo>
        <mi>E</mi>
      </mrow>
    </mrow>
    <annotation encoding="StarMath 5.0">U(x_0) &lt; E</annotation>
  </semantics>
</math>
</file>

<file path=Object 5/content.xml><?xml version="1.0" encoding="utf-8"?>
<math xmlns="http://www.w3.org/1998/Math/MathML">
  <semantics>
    <mrow>
      <mrow>
        <mi>x</mi>
        <mo stretchy="false">∈</mo>
        <mi>U</mi>
      </mrow>
      <mrow>
        <mo stretchy="false">(</mo>
        <mrow>
          <msub>
            <mi>x</mi>
            <mn>0</mn>
          </msub>
        </mrow>
        <mo stretchy="false">)</mo>
      </mrow>
    </mrow>
    <annotation encoding="StarMath 5.0">x in U(x_0)</annotation>
  </semantics>
</math>
</file>

<file path=Object 6/content.xml><?xml version="1.0" encoding="utf-8"?>
<math xmlns="http://www.w3.org/1998/Math/MathML">
  <semantics>
    <mrow>
      <mi>f</mi>
      <mrow>
        <mo stretchy="false">(</mo>
        <mrow>
          <msub>
            <mi>x</mi>
            <mn>0</mn>
          </msub>
        </mrow>
        <mo stretchy="false">)</mo>
      </mrow>
    </mrow>
    <annotation encoding="StarMath 5.0"> f(x_0)</annotation>
  </semantics>
</math>
</file>

<file path=Object 7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≤</mo>
        <mi>f</mi>
      </mrow>
      <mrow>
        <mo stretchy="false">(</mo>
        <mrow>
          <msub>
            <mi>x</mi>
            <mn>0</mn>
          </msub>
        </mrow>
        <mo stretchy="false">)</mo>
      </mrow>
    </mrow>
    <annotation encoding="StarMath 5.0">f(x) &lt;= f(x_0)</annotation>
  </semantics>
</math>
</file>

<file path=Object 9/content.xml><?xml version="1.0" encoding="utf-8"?>
<math xmlns="http://www.w3.org/1998/Math/MathML">
  <semantics>
    <mrow>
      <mrow>
        <msub>
          <mi>x</mi>
          <mn>0</mn>
        </msub>
        <mo stretchy="false">=</mo>
        <mrow>
          <mo stretchy="false">(</mo>
          <mrow>
            <msubsup>
              <mi>x</mi>
              <mrow>
                <mn>0</mn>
              </mrow>
              <mrow>
                <mn>1</mn>
              </mrow>
            </msubsup>
            <mi>,</mi>
            <msubsup>
              <mi>x</mi>
              <mrow>
                <mn>0</mn>
              </mrow>
              <mrow>
                <mn>2</mn>
              </mrow>
            </msubsup>
            <mi>,</mi>
            <mn>...</mn>
            <mi>,</mi>
            <msubsup>
              <mi>x</mi>
              <mrow>
                <mn>0</mn>
              </mrow>
              <mrow>
                <mi>m</mi>
              </mrow>
            </msubsup>
          </mrow>
          <mo stretchy="false">)</mo>
        </mrow>
      </mrow>
    </mrow>
    <annotation encoding="StarMath 5.0">x_0 = (x_{0}^{1},x_{0}^{2},...,x_{0}^{m})</annotation>
  </semantics>
</math>
</file>